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10f171" officeooo:paragraph-rsid="0010f171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line-height="90%" fo:text-align="center" style:justify-single-word="false"/>
      <style:text-properties fo:color="#000000" fo:font-size="20pt" fo:font-weight="normal" officeooo:rsid="0010f171" officeooo:paragraph-rsid="0012b14a" style:font-size-asian="20pt" style:font-weight-asian="normal" style:font-size-complex="20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f171" officeooo:paragraph-rsid="0010f17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f171" officeooo:paragraph-rsid="0012b14a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Deus Vivo</text:span><text:tab/><text:tab/><text:span text:style-name="T2">Andréa Fontes</text:span><text:tab/><text:tab/><text:span text:style-name="T1">[ 4 ]</text:span></text:p>
      <text:p text:style-name="P1">Há um mistério na igreja</text:p>
      <text:p text:style-name="P1">Há um silêncio de oração</text:p>
      <text:p text:style-name="P1">Há um milagre acontecendo</text:p>
      <text:p text:style-name="P1">No meio da congregação</text:p>
      <text:p text:style-name="P1">Eu sinto um anjo passeando</text:p>
      <text:p text:style-name="P1">Com sua espada de poder</text:p>
      <text:p text:style-name="P1">É o mensageiro do senhor</text:p>
      <text:p text:style-name="P1">Que veio pra nos proteger</text:p>
      <text:p text:style-name="P1"/>
      <text:p text:style-name="P1">Deus vivo, oh! Deus vivo</text:p>
      <text:p text:style-name="P1">Quem é salvo sente seu amor presente</text:p>
      <text:p text:style-name="P1">Pois estás aqui</text:p>
      <text:p text:style-name="P1">Deus vivo, oh! Deus vivo</text:p>
      <text:p text:style-name="P1">Torna tudo novo e abençoa o povo</text:p>
      <text:p text:style-name="P1">Que confia em ti</text:p>
      <text:p text:style-name="P1"/>
      <text:p text:style-name="P1">Há uma alegria em nossas vidas</text:p>
      <text:p text:style-name="P1">Há um temor no coração</text:p>
      <text:p text:style-name="P1">As nossas mãos estão unidas</text:p>
      <text:p text:style-name="P1">E Deus visita cada irmão</text:p>
      <text:p text:style-name="P1">Dos nossos olhos descem lágrimas</text:p>
      <text:p text:style-name="P1">Porque o sentimos operar</text:p>
      <text:p text:style-name="P1">O nosso Deus está aqui</text:p>
      <text:p text:style-name="P1">Seu santo nome é Jeová</text:p>
      <text:p text:style-name="P4"><text:span text:style-name="T3"/></text:p>
      <text:p text:style-name="P4"><text:span text:style-name="T3">Deus Vivo</text:span><text:tab/><text:tab/><text:span text:style-name="T2">Andréa Fontes</text:span><text:tab/><text:tab/><text:span text:style-name="T1">[ 4 ]</text:span></text:p>
      <text:p text:style-name="P2">Há um mistério na igreja</text:p>
      <text:p text:style-name="P2">Há um silêncio de oração</text:p>
      <text:p text:style-name="P2">Há um milagre acontecendo</text:p>
      <text:p text:style-name="P2">No meio da congregação</text:p>
      <text:p text:style-name="P2">Eu sinto um anjo passeando</text:p>
      <text:p text:style-name="P2">Com sua espada de poder</text:p>
      <text:p text:style-name="P2">É o mensageiro do senhor</text:p>
      <text:p text:style-name="P2">Que veio pra nos proteger</text:p>
      <text:p text:style-name="P2"/>
      <text:p text:style-name="P2">Deus vivo, oh! Deus vivo</text:p>
      <text:p text:style-name="P2">Quem é salvo sente seu amor presente</text:p>
      <text:p text:style-name="P2">Pois estás aqui</text:p>
      <text:p text:style-name="P2">Deus vivo, oh! Deus vivo</text:p>
      <text:p text:style-name="P2">Torna tudo novo e abençoa o povo</text:p>
      <text:p text:style-name="P2">Que confia em ti</text:p>
      <text:p text:style-name="P2"/>
      <text:p text:style-name="P2">Há uma alegria em nossas vidas</text:p>
      <text:p text:style-name="P2">Há um temor no coração</text:p>
      <text:p text:style-name="P2">As nossas mãos estão unidas</text:p>
      <text:p text:style-name="P2">E Deus visita cada irmão</text:p>
      <text:p text:style-name="P2">Dos nossos olhos descem lágrimas</text:p>
      <text:p text:style-name="P2">Porque o sentimos operar</text:p>
      <text:p text:style-name="P2">O nosso Deus está aqui</text:p>
      <text:p text:style-name="P2">Seu santo nome é Jeov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5T23:09:35.449068872</dc:date>
    <meta:editing-cycles>13</meta:editing-cycles>
    <meta:editing-duration>PT19M2S</meta:editing-duration>
    <meta:generator>LibreOffice/5.1.4.2$Linux_X86_64 LibreOffice_project/10m0$Build-2</meta:generator>
    <meta:document-statistic meta:table-count="0" meta:image-count="0" meta:object-count="0" meta:page-count="1" meta:paragraph-count="46" meta:word-count="232" meta:character-count="1148" meta:non-whitespace-character-count="958"/>
  </office:meta>
</office:document-meta>
</file>